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coding Cognitive Stat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nt to decode cognitive states from subjects while performing therapy/training to provide real-time neuro-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gnitive st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ckgr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PTSD Exctinction Therapy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ADHD real-time neuro-feedback therapy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ires robust individual decoding in complex environment</text:p>
                <text:list>
                  <text:list-item>
                    <text:p>Very different from existing decoding methods</text:p>
                  </text:list-item>
                </text:list>
              </text:list-item>
              <text:list-item>
                <text:p>Want to create general and individual models tailored to specific training/therapy stimuli</text:p>
                <text:list>
                  <text:list-item>
                    <text:p>No consistent model for higher-level cognitive tasks</text:p>
                  </text:list-item>
                  <text:list-item>
                    <text:p>Instead we build model from data</text:p>
                  </text:list-item>
                </text:list>
              </text:list-item>
              <text:list-item>
                <text:p>Want to be able to translate to neuroscience</text:p>
                <text:list>
                  <text:list-item>
                    <text:p>Possibility for pharmaceutical insight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MRI or EE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EG</text:p>
                <text:list>
                  <text:list-item>
                    <text:p>Inexpensive</text:p>
                  </text:list-item>
                  <text:list-item>
                    <text:p>Mobile</text:p>
                  </text:list-item>
                  <text:list-item>
                    <text:p>Low spatial resolution</text:p>
                  </text:list-item>
                  <text:list-item>
                    <text:p>High temporal resolution</text:p>
                  </text:list-item>
                </text:list>
              </text:list-item>
              <text:list-item>
                <text:p>FMRI</text:p>
                <text:list>
                  <text:list-item>
                    <text:p>Expensive</text:p>
                  </text:list-item>
                  <text:list-item>
                    <text:p>Subject cannot move</text:p>
                  </text:list-item>
                  <text:list-item>
                    <text:p>High spatial resolution</text:p>
                  </text:list-item>
                  <text:list-item>
                    <text:p>Low temporal resolution</text:p>
                  </text:list-item>
                </text:list>
              </text:list-item>
              <text:list-item>
                <text:p>Want to be able to leverage more data and translate to neuroscience</text:p>
                <text:list>
                  <text:list-item>
                    <text:p>fMRI has larger existing public datasets that can be reasonably combined</text:p>
                  </text:list-item>
                  <text:list-item>
                    <text:p>The higher spatial resolution of fMRI and the difficulty of the inverse problem in EEG means registering <text:s/>datasets together is much easier in fMRI</text:p>
                  </text:list-item>
                  <text:list-item>
                    <text:p>Many existing neuroscience meta-studies that already leverage this advantage (refs)</text:p>
                  </text:list-item>
                </text:list>
              </text:list-item>
              <text:list-item>
                <text:p>Can eventually translate models to EEG using simultaneous fMRI/EEG recordings (ref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MRI constra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ject cannot move and the scanner is loud and cumbersome</text:p>
                <text:list>
                  <text:list-item>
                    <text:p>Focus on virtual reality training/therapy, e.g., PTSD ref</text:p>
                  </text:list-item>
                  <text:list-item>
                    <text:p>Want to minimize time in scanner</text:p>
                  </text:list-item>
                </text:list>
              </text:list-item>
              <text:list-item>
                <text:p>Temporal resolution is limited ~0.5 Hz</text:p>
                <text:list>
                  <text:list-item>
                    <text:p>May need to modify stimulus to accommodate</text:p>
                  </text:list-item>
                </text:list>
              </text:list-item>
              <text:list-item>
                <text:p>Curse of dimensionality for machine learning algorithms</text:p>
                <text:list>
                  <text:list-item>
                    <text:p>Dimensionality is much higher than the number of samples that can be reasonably coll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ximize decoding accuracy</text:p>
              </text:list-item>
              <text:list-item>
                <text:p>Run in real-time</text:p>
              </text:list-item>
              <text:list-item>
                <text:p>Visualize models in the br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ximize Decoding Accu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verage knowledge of the structure of the individuals brain</text:p>
                <text:list>
                  <text:list-item>
                    <text:p>Preprocessing to maximize signal-to-noise and reduce redundant dimensionality</text:p>
                  </text:list-item>
                </text:list>
              </text:list-item>
              <text:list-item>
                <text:p>Leverage data from many sessions and subjects</text:p>
                <text:list>
                  <text:list-item>
                    <text:p>Requires meaningful cross-session and subject alignment of data</text:p>
                  </text:list-item>
                  <text:list-item>
                    <text:p>Eases dimensionality problem</text:p>
                  </text:list-item>
                  <text:list-item>
                    <text:p>Allows more advance machine learning techniques to be used</text:p>
                  </text:list-item>
                  <text:list-item>
                    <text:p>Reduces training data required per subject</text:p>
                  </text:list-item>
                </text:list>
              </text:list-item>
              <text:list-item>
                <text:p>Leverage temporal structure efficiently</text:p>
                <text:list>
                  <text:list-item>
                    <text:p>Incorporating time directly into machine learning model increases dimensionality too quickly</text:p>
                  </text:list-item>
                  <text:list-item>
                    <text:p>Instead use temporal filtering to improve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 in real-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 model training off-line</text:p>
                <text:list>
                  <text:list-item>
                    <text:p>Requires on-line registration to model</text:p>
                  </text:list-item>
                </text:list>
              </text:list-item>
              <text:list-item>
                <text:p>Most machine learning algorithms are already fast enough</text:p>
              </text:list-item>
              <text:list-item>
                <text:p>Temporal filtering will introduce output delay</text:p>
                <text:list>
                  <text:list-item>
                    <text:p>Need to tune accuracy tradeoff with acceptable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ize models in the br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nt to be able to visualize trained models in the brain</text:p>
                <text:list>
                  <text:list-item>
                    <text:p>Useful for debugging and formulating neuroscience hypotheses</text:p>
                  </text:list-item>
                </text:list>
              </text:list-item>
              <text:list-item>
                <text:p>Multivariate and non-linear models can be hard to visualize in only three dim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ding cognitive states in neurosci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pping techniques in neurosci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 comple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ximize decoding accuracy</text:p>
                <text:list>
                  <text:list-item>
                    <text:p>Establish baseline decoding performance for complex virtual reality stimulus with common machine learning algorithms</text:p>
                  </text:list-item>
                  <text:list-item>
                    <text:p>Evaluate common fMRI preprocessing methods with respect to decoding accuracy</text:p>
                  </text:list-item>
                  <text:list-item>
                    <text:p>Develop and evaluate temporal filtering techniques to improve decoding accuracy</text:p>
                  </text:list-item>
                  <text:list-item>
                    <text:p>Evaluate performance on more difficult virtual reality stimulus</text:p>
                  </text:list-item>
                </text:list>
              </text:list-item>
              <text:list-item>
                <text:p>Run in real-time</text:p>
                <text:list>
                  <text:list-item>
                    <text:p>Created robust and automated registration pipeline that can be used in real-time</text:p>
                  </text:list-item>
                </text:list>
              </text:list-item>
              <text:list-item>
                <text:p>Visualize models</text:p>
                <text:list>
                  <text:list-item>
                    <text:p>Adapted sensitivity analysis (ref) for visualization purposes</text:p>
                  </text:list-item>
                  <text:list-item>
                    <text:p>Can be applied to nearly all machine learning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inue to improve classification accuracy</text:p>
                <text:list>
                  <text:list-item>
                    <text:p>Hidden Markov Model approach to temporal filtering</text:p>
                  </text:list-item>
                  <text:list-item>
                    <text:p>Leverage Human Connectome Project data to predict structural and functional conne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dden Markov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rrent temporal filters rely on knowledge of block structure of stimuli</text:p>
              </text:list-item>
              <text:list-item>
                <text:p>In a practical application, the block structure would be unknown</text:p>
              </text:list-item>
              <text:list-item>
                <text:p>Treat cognitive state transitions for a particular task as a hidden Markov model</text:p>
              </text:list-item>
              <text:list-item>
                <text:p>Use a machine learning algorithm (neural network for example) to estimate prior probability of a state given the signal at a particular time step</text:p>
              </text:list-item>
              <text:list-item>
                <text:p>Calculate most likely sequence of states over a fixed number of observations based on probability output</text:p>
              </text:list-item>
              <text:list-item>
                <text:p>The transition probability matrix can be easily estimated from the group data since no registration is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verage HC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uman Connectome Project has a massive collection of subjects (&gt;1000) with anatomic, structural connectivity, resting state, and functional scans collected</text:p>
              </text:list-item>
              <text:list-item>
                <text:p>Use our existing anatomic and resting state scans along with the database to predict structural and functional connectivity for our subjects</text:p>
              </text:list-item>
              <text:list-item>
                <text:p>The current smoothing algorithm can be replaced with an anisotropic diffusion method where the diffusion coefficient is calculated from structural and functional connectivity</text:p>
                <text:list>
                  <text:list-item>
                    <text:p>This encourages smoothing within functional regions</text:p>
                  </text:list-item>
                </text:list>
              </text:list-item>
              <text:list-item>
                <text:p>Structural and functional connectivity estimates can be used to constrain connectivity in a searchlight procedure or when training a neural net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nectivity Distanc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20:48:02.109000000</meta:creation-date>
    <dc:date>2016-01-27T22:27:56.596000000</dc:date>
    <meta:editing-duration>PT35M</meta:editing-duration>
    <meta:editing-cycles>5</meta:editing-cycles>
    <meta:generator>LibreOffice/5.0.4.2$Windows_x86 LibreOffice_project/2b9802c1994aa0b7dc6079e128979269cf95bc78</meta:generator>
    <meta:document-statistic meta:object-count="125"/>
  </office:meta>
</office:document-meta>
</file>